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95E593DF47ACA84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575cm, 8.756cm, 50.209cm, 8.86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053cm" svg:height="9.5cm" svg:x="0.501cm" svg:y="0.7cm">
          <draw:image xlink:href="Pictures/1000000000000BD000000FC095E593DF47ACA84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15T16:40:31.315676422</dc:date>
    <meta:editing-duration>PT2M27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